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15.7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18.01mm"/>
    </style:style>
    <style:style style:name="co6" style:family="table-column">
      <style:table-column-properties fo:break-before="auto" style:column-width="35.61mm"/>
    </style:style>
    <style:style style:name="co7" style:family="table-column">
      <style:table-column-properties fo:break-before="auto" style:column-width="16.97mm"/>
    </style:style>
    <style:style style:name="co8" style:family="table-column">
      <style:table-column-properties fo:break-before="auto" style:column-width="22.82mm"/>
    </style:style>
    <style:style style:name="co9" style:family="table-column">
      <style:table-column-properties fo:break-before="auto" style:column-width="25.96mm"/>
    </style:style>
    <style:style style:name="co10" style:family="table-column">
      <style:table-column-properties fo:break-before="auto" style:column-width="22.4mm"/>
    </style:style>
    <style:style style:name="co11" style:family="table-column">
      <style:table-column-properties fo:break-before="auto" style:column-width="46.71mm"/>
    </style:style>
    <style:style style:name="co12" style:family="table-column">
      <style:table-column-properties fo:break-before="auto" style:column-width="17.52mm"/>
    </style:style>
    <style:style style:name="co13" style:family="table-column">
      <style:table-column-properties fo:break-before="auto" style:column-width="21.57mm"/>
    </style:style>
    <style:style style:name="co14" style:family="table-column">
      <style:table-column-properties fo:break-before="auto" style:column-width="32.24mm"/>
    </style:style>
    <style:style style:name="co15" style:family="table-column">
      <style:table-column-properties fo:break-before="auto" style:column-width="30.37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37">
      <style:text-properties style:font-name="Liberation Sans" style:font-name-asian="WenQuanYi Micro Hei" style:font-name-complex="Lohit Devanagari"/>
    </style:style>
    <style:style style:name="ce2" style:family="table-cell" style:parent-style-name="Default">
      <style:text-properties style:font-name="Liberation Sans" style:font-name-asian="WenQuanYi Micro Hei" style:font-name-complex="Lohit Devanagari"/>
    </style:style>
    <style:style style:name="ce3" style:family="table-cell" style:parent-style-name="Default">
      <style:table-cell-properties fo:background-color="#66ff99"/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fo:background-color="#00cc33"/>
      <style:text-properties style:font-name="Liberation Sans" style:font-name-asian="WenQuanYi Micro Hei" style:font-name-complex="Lohit Devanagari"/>
    </style:style>
    <style:style style:name="ce5" style:family="table-cell" style:parent-style-name="Default">
      <style:table-cell-properties fo:background-color="#ff6600"/>
      <style:text-properties style:font-name="Liberation Sans" style:font-name-asian="WenQuanYi Micro Hei" style:font-name-complex="Lohit Devanagari"/>
    </style:style>
    <style:style style:name="ce6" style:family="table-cell" style:parent-style-name="Default">
      <style:table-cell-properties fo:background-color="transparent"/>
      <style:text-properties style:font-name="Liberation Sans" style:font-name-asian="WenQuanYi Micro Hei" style:font-name-complex="Lohit Devanagari"/>
    </style:style>
    <style:style style:name="ce7" style:family="table-cell" style:parent-style-name="Default" style:data-style-name="N4"/>
    <style:style style:name="ce8" style:family="table-cell" style:parent-style-name="Default" style:data-style-name="N99"/>
    <style:style style:name="ce9" style:family="table-cell" style:parent-style-name="Default" style:data-style-name="N99">
      <style:table-cell-properties fo:background-color="#ffff00"/>
    </style:style>
    <style:style style:name="ce10" style:family="table-cell" style:parent-style-name="Default" style:data-style-name="N99">
      <style:text-properties style:font-name="Liberation Sans" style:font-name-asian="WenQuanYi Micro Hei" style:font-name-complex="Lohit Devanagari"/>
    </style:style>
    <style:style style:name="ce11" style:family="table-cell" style:parent-style-name="Default" style:data-style-name="N99">
      <style:table-cell-properties fo:background-color="#ffff00"/>
      <style:text-properties style:font-name="Liberation Sans" style:font-name-asian="WenQuanYi Micro Hei" style:font-name-complex="Lohit Devanagari"/>
    </style:style>
    <style:style style:name="ce12" style:family="table-cell" style:parent-style-name="Default" style:data-style-name="N99">
      <style:table-cell-properties fo:background-color="transparent"/>
      <style:text-properties style:font-name="Liberation Sans" style:font-name-asian="WenQuanYi Micro Hei" style:font-name-complex="Lohit Devanagari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Lexical_opt_result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ce6"/>
        <table:table-column table:style-name="co6" table:default-cell-style-name="ce8"/>
        <table:table-column table:style-name="co7" table:default-cell-style-name="ce14"/>
        <table:table-column table:style-name="co8" table:default-cell-style-name="ce14"/>
        <table:table-column table:style-name="co9" table:default-cell-style-name="ce1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row table:style-name="ro1">
          <table:table-cell table:style-name="Default" office:value-type="string" calcext:value-type="string">
            <text:p>LEXICAL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office:value-type="string" calcext:value-type="string">
            <text:p>Mean Accuarcy</text:p>
          </table:table-cell>
          <table:table-cell office:value-type="string" calcext:value-type="string">
            <text:p>1 Acc</text:p>
          </table:table-cell>
          <table:table-cell office:value-type="string" calcext:value-type="string">
            <text:p>2 Acc</text:p>
          </table:table-cell>
          <table:table-cell office:value-type="string" calcext:value-type="string">
            <text:p>3 Acc</text:p>
          </table:table-cell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trainable embeddings</text:p>
          </table:table-cell>
          <table:table-cell table:style-name="Default" office:value-type="string" calcext:value-type="string">
            <text:p>Epochen</text:p>
          </table:table-cell>
          <table:table-cell table:style-name="Default" office:value-type="string" calcext:value-type="string">
            <text:p>learning rate</text:p>
          </table:table-cell>
          <table:table-cell table:style-name="Default" office:value-type="string" calcext:value-type="string">
            <text:p>activation func</text:p>
          </table:table-cell>
          <table:table-cell office:value-type="string" calcext:value-type="string">
            <text:p>loss func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og 1</text:p>
          </table:table-cell>
          <table:table-cell office:value-type="string" calcext:value-type="string">
            <text:p>Log 2</text:p>
          </table:table-cell>
          <table:table-cell office:value-type="string" calcext:value-type="string">
            <text:p>Log 3</text:p>
          </table:table-cell>
        </table:table-row>
        <table:table-row table:style-name="ro1">
          <table:table-cell office:value-type="date" office:date-value="2018-02-16" calcext:value-type="date">
            <text:p>16/02/18</text:p>
          </table:table-cell>
          <table:table-cell table:formula="of:=AVERAGE([.C3:.E3])" office:value-type="float" office:value="0.469824" calcext:value-type="float">
            <text:p>0.469824</text:p>
          </table:table-cell>
          <table:table-cell table:style-name="ce7" office:value-type="float" office:value="0.473113" calcext:value-type="float">
            <text:p>0.47</text:p>
          </table:table-cell>
          <table:table-cell table:style-name="ce7" office:value-type="float" office:value="0.474264" calcext:value-type="float">
            <text:p>0.47</text:p>
          </table:table-cell>
          <table:table-cell table:style-name="ce7" office:value-type="float" office:value="0.462095" calcext:value-type="float">
            <text:p>0.46</text:p>
          </table:table-cell>
          <table:table-cell table:style-name="ce2"/>
          <table:table-cell office:value-type="boolean" office:boolean-value="false" calcext:value-type="boolean">
            <text:p>FALSE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1-13-58</text:p>
          </table:table-cell>
          <table:table-cell table:style-name="ce2" office:value-type="string" calcext:value-type="string">
            <text:p>18-02-16-11-20-50</text:p>
          </table:table-cell>
          <table:table-cell office:value-type="string" calcext:value-type="string">
            <text:p>18-02-16-11-26-46</text:p>
          </table:table-cell>
        </table:table-row>
        <table:table-row table:style-name="ro1">
          <table:table-cell office:value-type="date" office:date-value="2018-02-16" calcext:value-type="date">
            <text:p>16/02/18</text:p>
          </table:table-cell>
          <table:table-cell table:formula="of:=AVERAGE([.C4:.E4])" office:value-type="float" office:value="0.454749666666667" calcext:value-type="float">
            <text:p>0.4547497</text:p>
          </table:table-cell>
          <table:table-cell table:style-name="ce7" office:value-type="float" office:value="0.468344" calcext:value-type="float">
            <text:p>0.47</text:p>
          </table:table-cell>
          <table:table-cell office:value-type="float" office:value="0.457819" calcext:value-type="float">
            <text:p>0.457819</text:p>
          </table:table-cell>
          <table:table-cell office:value-type="float" office:value="0.438086" calcext:value-type="float">
            <text:p>0.438086</text:p>
          </table:table-cell>
          <table:table-cell table:style-name="ce2"/>
          <table:table-cell table:style-name="ce9" office:value-type="boolean" office:boolean-value="true" calcext:value-type="boolean">
            <text:p>TRUE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1-48-26</text:p>
          </table:table-cell>
          <table:table-cell table:style-name="ce2" office:value-type="string" calcext:value-type="string">
            <text:p>18-02-16-11-49-02</text:p>
          </table:table-cell>
          <table:table-cell office:value-type="string" calcext:value-type="string">
            <text:p>18-02-16-11-49-31</text:p>
          </table:table-cell>
        </table:table-row>
        <table:table-row table:style-name="ro1">
          <table:table-cell office:value-type="date" office:date-value="2018-02-16" calcext:value-type="date">
            <text:p>16/02/18</text:p>
          </table:table-cell>
          <table:table-cell table:style-name="ce3" table:formula="of:=AVERAGE([.C5:.E5])" office:value-type="float" office:value="0.472236" calcext:value-type="float">
            <text:p>0.472236</text:p>
          </table:table-cell>
          <table:table-cell office:value-type="float" office:value="0.470811" calcext:value-type="float">
            <text:p>0.470811</text:p>
          </table:table-cell>
          <table:table-cell office:value-type="float" office:value="0.475415" calcext:value-type="float">
            <text:p>0.475415</text:p>
          </table:table-cell>
          <table:table-cell office:value-type="float" office:value="0.470482" calcext:value-type="float">
            <text:p>0.470482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13" office:value-type="float" office:value="15" calcext:value-type="float">
            <text:p>15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1-59-55</text:p>
          </table:table-cell>
          <table:table-cell office:value-type="string" calcext:value-type="string">
            <text:p>18-02-16-12-00-11</text:p>
          </table:table-cell>
          <table:table-cell office:value-type="string" calcext:value-type="string">
            <text:p>18-02-16-12-00-25</text:p>
          </table:table-cell>
        </table:table-row>
        <table:table-row table:style-name="ro1">
          <table:table-cell office:value-type="date" office:date-value="2018-02-16" calcext:value-type="date">
            <text:p>16/02/18</text:p>
          </table:table-cell>
          <table:table-cell table:formula="of:=AVERAGE([.C6:.E6])" office:value-type="float" office:value="0.457271333333333" calcext:value-type="float">
            <text:p>0.4572713</text:p>
          </table:table-cell>
          <table:table-cell office:value-type="float" office:value="0.449597" calcext:value-type="float">
            <text:p>0.449597</text:p>
          </table:table-cell>
          <table:table-cell office:value-type="float" office:value="0.452064" calcext:value-type="float">
            <text:p>0.452064</text:p>
          </table:table-cell>
          <table:table-cell office:value-type="float" office:value="0.470153" calcext:value-type="float">
            <text:p>0.470153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13" office:value-type="float" office:value="10" calcext:value-type="float">
            <text:p>10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3-04-33</text:p>
          </table:table-cell>
          <table:table-cell office:value-type="string" calcext:value-type="string">
            <text:p>18-02-16-13-04-44</text:p>
          </table:table-cell>
          <table:table-cell office:value-type="string" calcext:value-type="string">
            <text:p>18-02-16-13-04-54</text:p>
          </table:table-cell>
        </table:table-row>
        <table:table-row table:style-name="ro1">
          <table:table-cell office:value-type="date" office:date-value="2018-02-16" calcext:value-type="date">
            <text:p>16/02/18</text:p>
          </table:table-cell>
          <table:table-cell table:formula="of:=AVERAGE([.C7:.E7])" office:value-type="float" office:value="0.416927" calcext:value-type="float">
            <text:p>0.416927</text:p>
          </table:table-cell>
          <table:table-cell office:value-type="float" office:value="0.416543" calcext:value-type="float">
            <text:p>0.416543</text:p>
          </table:table-cell>
          <table:table-cell office:value-type="float" office:value="0.42937" calcext:value-type="float">
            <text:p>0.42937</text:p>
          </table:table-cell>
          <table:table-cell office:value-type="float" office:value="0.404868" calcext:value-type="float">
            <text:p>0.404868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0.0001" calcext:value-type="float">
            <text:p>0.0001</text:p>
          </table:table-cell>
          <table:table-cell table:style-name="Default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3-21-56</text:p>
          </table:table-cell>
          <table:table-cell office:value-type="string" calcext:value-type="string">
            <text:p>18-02-16-13-22-03</text:p>
          </table:table-cell>
          <table:table-cell office:value-type="string" calcext:value-type="string">
            <text:p>18-02-16-13-22-11</text:p>
          </table:table-cell>
        </table:table-row>
        <table:table-row table:style-name="ro1">
          <table:table-cell office:value-type="date" office:date-value="2018-02-16" calcext:value-type="date">
            <text:p>16/02/18</text:p>
          </table:table-cell>
          <table:table-cell table:style-name="ce4" table:formula="of:=AVERAGE([.C8:.E8])" office:value-type="float" office:value="0.474593" calcext:value-type="float">
            <text:p>0.474593</text:p>
          </table:table-cell>
          <table:table-cell office:value-type="float" office:value="0.475415" calcext:value-type="float">
            <text:p>0.475415</text:p>
          </table:table-cell>
          <table:table-cell office:value-type="float" office:value="0.474264" calcext:value-type="float">
            <text:p>0.474264</text:p>
          </table:table-cell>
          <table:table-cell office:value-type="float" office:value="0.4741" calcext:value-type="float">
            <text:p>0.4741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0.01" calcext:value-type="float">
            <text:p>0.01</text:p>
          </table:table-cell>
          <table:table-cell table:style-name="Default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3-51-27</text:p>
          </table:table-cell>
          <table:table-cell office:value-type="string" calcext:value-type="string">
            <text:p>18-02-16-13-51-45</text:p>
          </table:table-cell>
          <table:table-cell office:value-type="string" calcext:value-type="string">
            <text:p>18-02-16-13-52-07</text:p>
          </table:table-cell>
        </table:table-row>
        <table:table-row table:style-name="ro1">
          <table:table-cell office:value-type="date" office:date-value="2018-02-16" calcext:value-type="date">
            <text:p>16/02/18</text:p>
          </table:table-cell>
          <table:table-cell table:formula="of:=AVERAGE([.C9:.E9])" office:value-type="float" office:value="0.471414" calcext:value-type="float">
            <text:p>0.471414</text:p>
          </table:table-cell>
          <table:table-cell office:value-type="float" office:value="0.46818" calcext:value-type="float">
            <text:p>0.46818</text:p>
          </table:table-cell>
          <table:table-cell office:value-type="float" office:value="0.4741" calcext:value-type="float">
            <text:p>0.4741</text:p>
          </table:table-cell>
          <table:table-cell office:value-type="float" office:value="0.471962" calcext:value-type="float">
            <text:p>0.471962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13"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table:style-name="Default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4-22-07</text:p>
          </table:table-cell>
          <table:table-cell office:value-type="string" calcext:value-type="string">
            <text:p>18-02-16-14-22-14</text:p>
          </table:table-cell>
          <table:table-cell office:value-type="string" calcext:value-type="string">
            <text:p>18-02-16-14-22-24</text:p>
          </table:table-cell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style-name="ce5" table:formula="of:=AVERAGE([.C10:.E10])" office:value-type="float" office:value="0.509456" calcext:value-type="float">
            <text:p>0.509456</text:p>
          </table:table-cell>
          <table:table-cell office:value-type="float" office:value="0.509456" calcext:value-type="float">
            <text:p>0.509456</text:p>
          </table:table-cell>
          <table:table-cell table:number-columns-repeated="3"/>
          <table:table-cell office:value-type="boolean" office:boolean-value="true" calcext:value-type="boolean">
            <text:p>TRUE</text:p>
          </table:table-cell>
          <table:table-cell table:style-name="ce13"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1-04-02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style-name="ce5" table:formula="of:=AVERAGE([.C11:.E11])" office:value-type="float" office:value="0.509456" calcext:value-type="float">
            <text:p>0.509456</text:p>
          </table:table-cell>
          <table:table-cell office:value-type="float" office:value="0.509456" calcext:value-type="float">
            <text:p>0.509456</text:p>
          </table:table-cell>
          <table:table-cell table:number-columns-repeated="3"/>
          <table:table-cell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1-04-28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style-name="ce6" table:formula="of:=AVERAGE([.C12:.E12])" office:value-type="float" office:value="0.50666" calcext:value-type="float">
            <text:p>0.50666</text:p>
          </table:table-cell>
          <table:table-cell office:value-type="float" office:value="0.50666" calcext:value-type="float">
            <text:p>0.50666</text:p>
          </table:table-cell>
          <table:table-cell table:number-columns-repeated="3"/>
          <table:table-cell office:value-type="boolean" office:boolean-value="true" calcext:value-type="boolean">
            <text:p>TRUE</text:p>
          </table:table-cell>
          <table:table-cell table:style-name="ce13"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1-39-33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style-name="ce5" table:formula="of:=AVERAGE([.C13:.E13])" office:value-type="float" office:value="0.509456" calcext:value-type="float">
            <text:p>0.509456</text:p>
          </table:table-cell>
          <table:table-cell office:value-type="float" office:value="0.509456" calcext:value-type="float">
            <text:p>0.509456</text:p>
          </table:table-cell>
          <table:table-cell table:number-columns-repeated="3"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1-40-02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14:.E14])" office:value-type="float" office:value="0.473606" calcext:value-type="float">
            <text:p>0.473606</text:p>
          </table:table-cell>
          <table:table-cell office:value-type="float" office:value="0.473606" calcext:value-type="float">
            <text:p>0.473606</text:p>
          </table:table-cell>
          <table:table-cell table:number-columns-repeated="3"/>
          <table:table-cell office:value-type="boolean" office:boolean-value="true" calcext:value-type="boolean">
            <text:p>TRUE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1-55-33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15:.E15])" office:value-type="float" office:value="0.479362" calcext:value-type="float">
            <text:p>0.479362</text:p>
          </table:table-cell>
          <table:table-cell office:value-type="float" office:value="0.479362" calcext:value-type="float">
            <text:p>0.479362</text:p>
          </table:table-cell>
          <table:table-cell table:number-columns-repeated="3"/>
          <table:table-cell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1-55-59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16:.E16])" office:value-type="float" office:value="0.502878" calcext:value-type="float">
            <text:p>0.502878</text:p>
          </table:table-cell>
          <table:table-cell office:value-type="float" office:value="0.502878" calcext:value-type="float">
            <text:p>0.502878</text:p>
          </table:table-cell>
          <table:table-cell table:number-columns-repeated="3"/>
          <table:table-cell table:style-name="ce9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2-11-24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17:.E17])" office:value-type="float" office:value="0.483802" calcext:value-type="float">
            <text:p>0.483802</text:p>
          </table:table-cell>
          <table:table-cell office:value-type="float" office:value="0.483802" calcext:value-type="float">
            <text:p>0.483802</text:p>
          </table:table-cell>
          <table:table-cell table:number-columns-repeated="3"/>
          <table:table-cell table:style-name="ce10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2-12-04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style-name="ce6" table:formula="of:=AVERAGE([.C18:.E18])" office:value-type="float" office:value="0.507153" calcext:value-type="float">
            <text:p>0.507153</text:p>
          </table:table-cell>
          <table:table-cell office:value-type="float" office:value="0.507153" calcext:value-type="float">
            <text:p>0.507153</text:p>
          </table:table-cell>
          <table:table-cell table:number-columns-repeated="3"/>
          <table:table-cell table:style-name="ce10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2-25-28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style-name="ce5" table:formula="of:=AVERAGE([.C19:.E19])" office:value-type="float" office:value="0.509456" calcext:value-type="float">
            <text:p>0.509456</text:p>
          </table:table-cell>
          <table:table-cell office:value-type="float" office:value="0.509456" calcext:value-type="float">
            <text:p>0.509456</text:p>
          </table:table-cell>
          <table:table-cell table:number-columns-repeated="3"/>
          <table:table-cell table:style-name="ce10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2-25-58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style-name="ce6" table:formula="of:=AVERAGE([.C20:.E20])" office:value-type="float" office:value="0.509291" calcext:value-type="float">
            <text:p>0.509291</text:p>
          </table:table-cell>
          <table:table-cell office:value-type="float" office:value="0.509291" calcext:value-type="float">
            <text:p>0.509291</text:p>
          </table:table-cell>
          <table:table-cell table:number-columns-repeated="3"/>
          <table:table-cell table:style-name="ce10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2-26-31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21:.E21])" office:value-type="float" office:value="0.23631" calcext:value-type="float">
            <text:p>0.23631</text:p>
          </table:table-cell>
          <table:table-cell office:value-type="float" office:value="0.23631" calcext:value-type="float">
            <text:p>0.23631</text:p>
          </table:table-cell>
          <table:table-cell table:number-columns-repeated="2"/>
          <table:table-cell table:style-name="ce2" office:value-type="string" calcext:value-type="string">
            <text:p>smoothed</text:p>
          </table:table-cell>
          <table:table-cell table:style-name="ce10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15-04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22:.E22])" office:value-type="float" office:value="0.245025" calcext:value-type="float">
            <text:p>0.245025</text:p>
          </table:table-cell>
          <table:table-cell office:value-type="float" office:value="0.245025" calcext:value-type="float">
            <text:p>0.245025</text:p>
          </table:table-cell>
          <table:table-cell table:number-columns-repeated="2"/>
          <table:table-cell table:style-name="ce2" office:value-type="string" calcext:value-type="string">
            <text:p>smoothed</text:p>
          </table:table-cell>
          <table:table-cell table:style-name="ce10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15-23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23:.E23])" office:value-type="float" office:value="0.266404" calcext:value-type="float">
            <text:p>0.266404</text:p>
          </table:table-cell>
          <table:table-cell office:value-type="float" office:value="0.266404" calcext:value-type="float">
            <text:p>0.266404</text:p>
          </table:table-cell>
          <table:table-cell table:number-columns-repeated="2"/>
          <table:table-cell table:style-name="ce2" office:value-type="string" calcext:value-type="string">
            <text:p>smoothed</text:p>
          </table:table-cell>
          <table:table-cell table:style-name="ce10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15-49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24:.E24])" office:value-type="float" office:value="0.297155" calcext:value-type="float">
            <text:p>0.297155</text:p>
          </table:table-cell>
          <table:table-cell office:value-type="float" office:value="0.297155" calcext:value-type="float">
            <text:p>0.297155</text:p>
          </table:table-cell>
          <table:table-cell table:number-columns-repeated="2"/>
          <table:table-cell table:style-name="ce2" office:value-type="string" calcext:value-type="string">
            <text:p>smoothed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26-20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25:.E25])" office:value-type="float" office:value="0.417859" calcext:value-type="float">
            <text:p>0.417859</text:p>
          </table:table-cell>
          <table:table-cell office:value-type="float" office:value="0.417859" calcext:value-type="float">
            <text:p>0.417859</text:p>
          </table:table-cell>
          <table:table-cell table:number-columns-repeated="2"/>
          <table:table-cell table:style-name="ce2" office:value-type="string" calcext:value-type="string">
            <text:p>smoothed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table:style-name="ce14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31-50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26:.E26])" office:value-type="float" office:value="0.353725" calcext:value-type="float">
            <text:p>0.353725</text:p>
          </table:table-cell>
          <table:table-cell office:value-type="float" office:value="0.353725" calcext:value-type="float">
            <text:p>0.353725</text:p>
          </table:table-cell>
          <table:table-cell table:number-columns-repeated="2"/>
          <table:table-cell table:style-name="ce2" office:value-type="string" calcext:value-type="string">
            <text:p>smoothed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table:style-name="ce14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41-56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27:.E27])" office:value-type="float" office:value="0.455024" calcext:value-type="float">
            <text:p>0.455024</text:p>
          </table:table-cell>
          <table:table-cell office:value-type="float" office:value="0.455024" calcext:value-type="float">
            <text:p>0.455024</text:p>
          </table:table-cell>
          <table:table-cell table:number-columns-repeated="2"/>
          <table:table-cell table:style-name="ce2" office:value-type="string" calcext:value-type="string">
            <text:p>smoothed</text:p>
          </table:table-cell>
          <table:table-cell table:style-name="ce10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4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42-09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28:.E28])" office:value-type="float" office:value="0.348791" calcext:value-type="float">
            <text:p>0.348791</text:p>
          </table:table-cell>
          <table:table-cell office:value-type="float" office:value="0.348791" calcext:value-type="float">
            <text:p>0.348791</text:p>
          </table:table-cell>
          <table:table-cell table:number-columns-repeated="2"/>
          <table:table-cell table:style-name="ce2" office:value-type="string" calcext:value-type="string">
            <text:p>smoothed</text:p>
          </table:table-cell>
          <table:table-cell table:style-name="ce10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0.0001" calcext:value-type="float">
            <text:p>0.0001</text:p>
          </table:table-cell>
          <table:table-cell table:style-name="ce14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5-00-29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29:.E29])" office:value-type="float" office:value="0.285315" calcext:value-type="float">
            <text:p>0.285315</text:p>
          </table:table-cell>
          <table:table-cell office:value-type="float" office:value="0.285315" calcext:value-type="float">
            <text:p>0.285315</text:p>
          </table:table-cell>
          <table:table-cell table:number-columns-repeated="2"/>
          <table:table-cell table:style-name="ce2" office:value-type="string" calcext:value-type="string">
            <text:p>smoothed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001" calcext:value-type="float">
            <text:p>0.0001</text:p>
          </table:table-cell>
          <table:table-cell table:style-name="ce14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5-09-52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30:.E30])" office:value-type="float" office:value="0.302417" calcext:value-type="float">
            <text:p>0.302417</text:p>
          </table:table-cell>
          <table:table-cell office:value-type="float" office:value="0.302417" calcext:value-type="float">
            <text:p>0.302417</text:p>
          </table:table-cell>
          <table:table-cell table:number-columns-repeated="2"/>
          <table:table-cell table:style-name="ce2" office:value-type="string" calcext:value-type="string">
            <text:p>smoothed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3" office:value-type="float" office:value="30" calcext:value-type="float">
            <text:p>30</text:p>
          </table:table-cell>
          <table:table-cell office:value-type="float" office:value="0.0001" calcext:value-type="float">
            <text:p>0.0001</text:p>
          </table:table-cell>
          <table:table-cell table:style-name="ce14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5-38-29</text:p>
          </table:table-cell>
          <table:table-cell table:number-columns-repeated="2"/>
        </table:table-row>
        <table:table-row table:style-name="ro1">
          <table:table-cell table:style-name="Default"/>
          <table:table-cell table:formula="of:=AVERAGE([.C31:.E31])" office:value-type="string" office:string-value="" calcext:value-type="error">
            <text:p>#DIV/0!</text:p>
          </table:table-cell>
          <table:table-cell table:number-columns-repeated="3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/>
          <table:table-cell table:formula="of:=AVERAGE([.C32:.E32])" office:value-type="string" office:string-value="" calcext:value-type="error">
            <text:p>#DIV/0!</text:p>
          </table:table-cell>
          <table:table-cell table:number-columns-repeated="3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/>
          <table:table-cell table:formula="of:=AVERAGE([.C33:.E33])" office:value-type="string" office:string-value="" calcext:value-type="error">
            <text:p>#DIV/0!</text:p>
          </table:table-cell>
          <table:table-cell table:number-columns-repeated="3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/>
          <table:table-cell table:formula="of:=AVERAGE([.C34:.E34])" office:value-type="string" office:string-value="" calcext:value-type="error">
            <text:p>#DIV/0!</text:p>
          </table:table-cell>
          <table:table-cell table:number-columns-repeated="3"/>
          <table:table-cell table:style-name="Default" table:number-columns-repeated="5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14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4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6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6P0"/>
    </number:currency-style>
    <number:currency-style style:name="N117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1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7P0"/>
    </number:currency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8P0"/>
    </number:currency-style>
    <number:currency-style style:name="N120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11:36:14.99370782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9T15:48:18.326686467</dc:date>
    <meta:editing-duration>PT8H57M52S</meta:editing-duration>
    <meta:editing-cycles>82</meta:editing-cycles>
    <meta:generator>LibreOffice/5.1.6.2$Linux_X86_64 LibreOffice_project/10m0$Build-2</meta:generator>
    <meta:document-statistic meta:table-count="1" meta:cell-count="396" meta:object-count="0"/>
  </office:meta>
</office:document-meta>
</file>